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3.10008934621884">
            <text:p>13.10008934621884</text:p>
          </table:table-cell>
          <table:table-cell office:value-type="float" office:value="12.920362290910465">
            <text:p>12.920362290910465</text:p>
          </table:table-cell>
          <table:table-cell office:value-type="float" office:value="12.254463450969032">
            <text:p>12.254463450969032</text:p>
          </table:table-cell>
          <table:table-cell office:value-type="float" office:value="11.952764515347177">
            <text:p>11.952764515347177</text:p>
          </table:table-cell>
          <table:table-cell office:value-type="float" office:value="11.776426961675703">
            <text:p>11.776426961675703</text:p>
          </table:table-cell>
          <table:table-cell office:value-type="float" office:value="11.933387340236273">
            <text:p>11.933387340236273</text:p>
          </table:table-cell>
          <table:table-cell office:value-type="float" office:value="11.94837953921811">
            <text:p>11.94837953921811</text:p>
          </table:table-cell>
          <table:table-cell office:value-type="float" office:value="13.148767431178388">
            <text:p>13.148767431178388</text:p>
          </table:table-cell>
          <table:table-cell office:value-type="float" office:value="14.107380956008713">
            <text:p>14.107380956008713</text:p>
          </table:table-cell>
          <table:table-cell office:value-type="float" office:value="14.020843111157172">
            <text:p>14.020843111157172</text:p>
          </table:table-cell>
          <table:table-cell office:value-type="float" office:value="13.711720743748916">
            <text:p>13.711720743748916</text:p>
          </table:table-cell>
          <table:table-cell office:value-type="float" office:value="13.849044839334768">
            <text:p>13.849044839334768</text:p>
          </table:table-cell>
          <table:table-cell office:value-type="float" office:value="14.390073044828515">
            <text:p>14.390073044828515</text:p>
          </table:table-cell>
          <table:table-cell office:value-type="float" office:value="14.147250375675622">
            <text:p>14.147250375675622</text:p>
          </table:table-cell>
          <table:table-cell office:value-type="float" office:value="13.069787983670443">
            <text:p>13.069787983670443</text:p>
          </table:table-cell>
          <table:table-cell office:value-type="float" office:value="13.478039238454613">
            <text:p>13.478039238454613</text:p>
          </table:table-cell>
          <table:table-cell office:value-type="float" office:value="13.689107247700766">
            <text:p>13.689107247700766</text:p>
          </table:table-cell>
          <table:table-cell office:value-type="float" office:value="13.259692981976206">
            <text:p>13.259692981976206</text:p>
          </table:table-cell>
          <table:table-cell office:value-type="float" office:value="12.534525970328039">
            <text:p>12.534525970328039</text:p>
          </table:table-cell>
          <table:table-cell office:value-type="float" office:value="12.436531424361453">
            <text:p>12.436531424361453</text:p>
          </table:table-cell>
          <table:table-cell office:value-type="float" office:value="12.428405691677652">
            <text:p>12.428405691677652</text:p>
          </table:table-cell>
          <table:table-cell office:value-type="float" office:value="12.283211606190525">
            <text:p>12.283211606190525</text:p>
          </table:table-cell>
          <table:table-cell office:value-type="float" office:value="12.649912798844896">
            <text:p>12.649912798844896</text:p>
          </table:table-cell>
          <table:table-cell office:value-type="float" office:value="12.410673037227056">
            <text:p>12.4106730372270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.467995750368104">
            <text:p>4.467995750368104</text:p>
          </table:table-cell>
          <table:table-cell office:value-type="float" office:value="4.252863084447495">
            <text:p>4.252863084447495</text:p>
          </table:table-cell>
          <table:table-cell office:value-type="float" office:value="3.8955856186312348">
            <text:p>3.8955856186312348</text:p>
          </table:table-cell>
          <table:table-cell office:value-type="float" office:value="3.576788450577027">
            <text:p>3.576788450577027</text:p>
          </table:table-cell>
          <table:table-cell office:value-type="float" office:value="3.3924049075353526">
            <text:p>3.3924049075353526</text:p>
          </table:table-cell>
          <table:table-cell office:value-type="float" office:value="3.5061308450030912">
            <text:p>3.5061308450030912</text:p>
          </table:table-cell>
          <table:table-cell office:value-type="float" office:value="3.7451173463206935">
            <text:p>3.7451173463206935</text:p>
          </table:table-cell>
          <table:table-cell office:value-type="float" office:value="3.3982351034779503">
            <text:p>3.3982351034779503</text:p>
          </table:table-cell>
          <table:table-cell office:value-type="float" office:value="3.667512705938842">
            <text:p>3.667512705938842</text:p>
          </table:table-cell>
          <table:table-cell office:value-type="float" office:value="3.9834437640333573">
            <text:p>3.9834437640333573</text:p>
          </table:table-cell>
          <table:table-cell office:value-type="float" office:value="3.581120504691577">
            <text:p>3.581120504691577</text:p>
          </table:table-cell>
          <table:table-cell office:value-type="float" office:value="3.717640901960609">
            <text:p>3.717640901960609</text:p>
          </table:table-cell>
          <table:table-cell office:value-type="float" office:value="3.7596916796736832">
            <text:p>3.7596916796736832</text:p>
          </table:table-cell>
          <table:table-cell office:value-type="float" office:value="3.702980281245412">
            <text:p>3.702980281245412</text:p>
          </table:table-cell>
          <table:table-cell office:value-type="float" office:value="3.226055689907711">
            <text:p>3.226055689907711</text:p>
          </table:table-cell>
          <table:table-cell office:value-type="float" office:value="3.364505920547869">
            <text:p>3.364505920547869</text:p>
          </table:table-cell>
          <table:table-cell office:value-type="float" office:value="3.6009539541660454">
            <text:p>3.6009539541660454</text:p>
          </table:table-cell>
          <table:table-cell office:value-type="float" office:value="3.5924279158167165">
            <text:p>3.5924279158167165</text:p>
          </table:table-cell>
          <table:table-cell office:value-type="float" office:value="3.659423580848643">
            <text:p>3.659423580848643</text:p>
          </table:table-cell>
          <table:table-cell office:value-type="float" office:value="3.8886664810737854">
            <text:p>3.8886664810737854</text:p>
          </table:table-cell>
          <table:table-cell office:value-type="float" office:value="4.079950475999547">
            <text:p>4.079950475999547</text:p>
          </table:table-cell>
          <table:table-cell office:value-type="float" office:value="3.7711078922393484">
            <text:p>3.7711078922393484</text:p>
          </table:table-cell>
          <table:table-cell office:value-type="float" office:value="4.562706629310812">
            <text:p>4.562706629310812</text:p>
          </table:table-cell>
          <table:table-cell office:value-type="float" office:value="4.464616274111058">
            <text:p>4.46461627411105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.0847464118517671">
            <text:p>1.0847464118517671</text:p>
          </table:table-cell>
          <table:table-cell office:value-type="float" office:value="1.1849853594903221">
            <text:p>1.1849853594903221</text:p>
          </table:table-cell>
          <table:table-cell office:value-type="float" office:value="1.1062340829355664">
            <text:p>1.1062340829355664</text:p>
          </table:table-cell>
          <table:table-cell office:value-type="float" office:value="1.0971259936247626">
            <text:p>1.0971259936247626</text:p>
          </table:table-cell>
          <table:table-cell office:value-type="float" office:value="1.0664725172053517">
            <text:p>1.0664725172053517</text:p>
          </table:table-cell>
          <table:table-cell office:value-type="float" office:value="1.1270067619068733">
            <text:p>1.1270067619068733</text:p>
          </table:table-cell>
          <table:table-cell office:value-type="float" office:value="1.1665977385281647">
            <text:p>1.1665977385281647</text:p>
          </table:table-cell>
          <table:table-cell office:value-type="float" office:value="1.9703662684972512">
            <text:p>1.9703662684972512</text:p>
          </table:table-cell>
          <table:table-cell office:value-type="float" office:value="2.284706300056493">
            <text:p>2.284706300056493</text:p>
          </table:table-cell>
          <table:table-cell office:value-type="float" office:value="2.2185268908040148">
            <text:p>2.2185268908040148</text:p>
          </table:table-cell>
          <table:table-cell office:value-type="float" office:value="2.1488403354657177">
            <text:p>2.1488403354657177</text:p>
          </table:table-cell>
          <table:table-cell office:value-type="float" office:value="2.148728229198648">
            <text:p>2.148728229198648</text:p>
          </table:table-cell>
          <table:table-cell office:value-type="float" office:value="2.2882829423268287">
            <text:p>2.2882829423268287</text:p>
          </table:table-cell>
          <table:table-cell office:value-type="float" office:value="2.2183468743980757">
            <text:p>2.2183468743980757</text:p>
          </table:table-cell>
          <table:table-cell office:value-type="float" office:value="1.560279824495539">
            <text:p>1.560279824495539</text:p>
          </table:table-cell>
          <table:table-cell office:value-type="float" office:value="2.041111615836906">
            <text:p>2.041111615836906</text:p>
          </table:table-cell>
          <table:table-cell office:value-type="float" office:value="2.074759033902442">
            <text:p>2.074759033902442</text:p>
          </table:table-cell>
          <table:table-cell office:value-type="float" office:value="1.95188132002568">
            <text:p>1.95188132002568</text:p>
          </table:table-cell>
          <table:table-cell office:value-type="float" office:value="1.535781652292589">
            <text:p>1.535781652292589</text:p>
          </table:table-cell>
          <table:table-cell office:value-type="float" office:value="1.399620055154568">
            <text:p>1.399620055154568</text:p>
          </table:table-cell>
          <table:table-cell office:value-type="float" office:value="1.471038697542658">
            <text:p>1.471038697542658</text:p>
          </table:table-cell>
          <table:table-cell office:value-type="float" office:value="1.479118553295512">
            <text:p>1.479118553295512</text:p>
          </table:table-cell>
          <table:table-cell office:value-type="float" office:value="1.1376689113903158">
            <text:p>1.1376689113903158</text:p>
          </table:table-cell>
          <table:table-cell office:value-type="float" office:value="1.1399006073503821">
            <text:p>1.139900607350382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1673203648920901">
            <text:p>0.01673203648920901</text:p>
          </table:table-cell>
          <table:table-cell office:value-type="float" office:value="-0.08356293276727549">
            <text:p>-0.08356293276727549</text:p>
          </table:table-cell>
          <table:table-cell office:value-type="float" office:value="-0.09452645396380542">
            <text:p>-0.09452645396380542</text:p>
          </table:table-cell>
          <table:table-cell office:value-type="float" office:value="-0.12935817068792027">
            <text:p>-0.12935817068792027</text:p>
          </table:table-cell>
          <table:table-cell office:value-type="float" office:value="-0.16193505462161153">
            <text:p>-0.16193505462161153</text:p>
          </table:table-cell>
          <table:table-cell office:value-type="float" office:value="-0.12908970122550775">
            <text:p>-0.12908970122550775</text:p>
          </table:table-cell>
          <table:table-cell office:value-type="float" office:value="-0.15133177113794663">
            <text:p>-0.15133177113794663</text:p>
          </table:table-cell>
          <table:table-cell office:value-type="float" office:value="0.26792399654340243">
            <text:p>0.26792399654340243</text:p>
          </table:table-cell>
          <table:table-cell office:value-type="float" office:value="0.34024760355307443">
            <text:p>0.34024760355307443</text:p>
          </table:table-cell>
          <table:table-cell office:value-type="float" office:value="0.44495186219454114">
            <text:p>0.44495186219454114</text:p>
          </table:table-cell>
          <table:table-cell office:value-type="float" office:value="0.25326702346585395">
            <text:p>0.25326702346585395</text:p>
          </table:table-cell>
          <table:table-cell office:value-type="float" office:value="0.22522149447623316">
            <text:p>0.22522149447623316</text:p>
          </table:table-cell>
          <table:table-cell office:value-type="float" office:value="0.15700513063580043">
            <text:p>0.15700513063580043</text:p>
          </table:table-cell>
          <table:table-cell office:value-type="float" office:value="0.21037556058576118">
            <text:p>0.21037556058576118</text:p>
          </table:table-cell>
          <table:table-cell office:value-type="float" office:value="0.09109895402950006">
            <text:p>0.09109895402950006</text:p>
          </table:table-cell>
          <table:table-cell office:value-type="float" office:value="0.08038807218907543">
            <text:p>0.08038807218907543</text:p>
          </table:table-cell>
          <table:table-cell office:value-type="float" office:value="0.09502020545553047">
            <text:p>0.09502020545553047</text:p>
          </table:table-cell>
          <table:table-cell office:value-type="float" office:value="0.17287787525188789">
            <text:p>0.17287787525188789</text:p>
          </table:table-cell>
          <table:table-cell office:value-type="float" office:value="0.32027347360748926">
            <text:p>0.32027347360748926</text:p>
          </table:table-cell>
          <table:table-cell office:value-type="float" office:value="0.33026571601552296">
            <text:p>0.33026571601552296</text:p>
          </table:table-cell>
          <table:table-cell office:value-type="float" office:value="0.2630826374566012">
            <text:p>0.2630826374566012</text:p>
          </table:table-cell>
          <table:table-cell office:value-type="float" office:value="0.2020822014204491">
            <text:p>0.2020822014204491</text:p>
          </table:table-cell>
          <table:table-cell office:value-type="float" office:value="0.13954752892578723">
            <text:p>0.13954752892578723</text:p>
          </table:table-cell>
          <table:table-cell office:value-type="float" office:value="0.0271803829681893">
            <text:p>0.027180382968189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